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68.99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krigingModel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riging values</text:p>
          </table:table-cell>
          <table:table-cell table:style-name="ce1"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2.73446822 0.04277417]</text:p>
          </table:table-cell>
          <table:table-cell office:value-type="string" calcext:value-type="string">
            <text:p>[2. <text:s text:c="7"/>1.9995724]</text:p>
          </table:table-cell>
          <table:table-cell office:value-type="string" calcext:value-type="string">
            <text:p>[0.6498836 <text:s/>0.41483655]</text:p>
          </table:table-cell>
          <table:table-cell office:value-type="string" calcext:value-type="string">
            <text:p>[1.99974454 1.99690645]</text:p>
          </table:table-cell>
          <table:table-cell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1.50019407 0.11964544]</text:p>
          </table:table-cell>
          <table:table-cell office:value-type="string" calcext:value-type="string">
            <text:p>[1.99998817 1.99992506]</text:p>
          </table:table-cell>
          <table:table-cell office:value-type="string" calcext:value-type="string">
            <text:p>[0.54386493 0.13307192]</text:p>
          </table:table-cell>
          <table:table-cell office:value-type="string" calcext:value-type="string">
            <text:p>[1.99980058 1.999275 <text:s/>]</text:p>
          </table:table-cell>
          <table:table-cell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36343007 0.27992306]</text:p>
          </table:table-cell>
          <table:table-cell office:value-type="string" calcext:value-type="string">
            <text:p>[1.99990622 2. <text:s text:c="7"/>]</text:p>
          </table:table-cell>
          <table:table-cell office:value-type="string" calcext:value-type="string">
            <text:p>[0.15544754 0.00178966]</text:p>
          </table:table-cell>
          <table:table-cell office:value-type="string" calcext:value-type="string">
            <text:p>[1.9977046 <text:s/>1.99702151]</text:p>
          </table:table-cell>
          <table:table-cell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1.04946825e+00 1.00000000e-05]</text:p>
          </table:table-cell>
          <table:table-cell office:value-type="string" calcext:value-type="string">
            <text:p>[1.99998436 1.99962809]</text:p>
          </table:table-cell>
          <table:table-cell office:value-type="string" calcext:value-type="string">
            <text:p>[1.04749647e+00 1.00000000e-05]</text:p>
          </table:table-cell>
          <table:table-cell office:value-type="string" calcext:value-type="string">
            <text:p>[1.99058851 1. <text:s text:c="7"/>]</text:p>
          </table:table-cell>
          <table:table-cell/>
        </table:table-row>
        <table:table-row table:style-name="ro2">
          <table:table-cell office:value-type="string" calcext:value-type="string">
            <text:p>all</text:p>
          </table:table-cell>
          <table:table-cell table:style-name="ce2" office:value-type="string" calcext:value-type="string">
            <text:p>[3.09961775e+00 2.71484943e-02 2.59519425e-01 1.00000000e-05</text:p>
            <text:p> 1.00000000e-05]</text:p>
            <text:p/>
          </table:table-cell>
          <table:table-cell table:style-name="ce2" office:value-type="string" calcext:value-type="string">
            <text:p>[1.99578827 1.83465701 2. <text:s text:c="8"/>2. <text:s text:c="8"/>2. <text:s text:c="7"/>]</text:p>
          </table:table-cell>
          <table:table-cell table:style-name="ce2" office:value-type="string" calcext:value-type="string">
            <text:p>[3.10198027e+00 3.92834382e-01 2.18998231e-01 1.00000000e-05</text:p>
            <text:p> 1.00000000e-05]</text:p>
          </table:table-cell>
          <table:table-cell table:style-name="ce2" office:value-type="string" calcext:value-type="string">
            <text:p>[2. <text:s text:c="8"/>1.98464461 1.69437749 1.00192705 1.00314775]</text:p>
          </table:table-cell>
          <table:table-cell/>
        </table:table-row>
        <table:table-row table:style-name="ro2">
          <table:table-cell office:value-type="string" calcext:value-type="string">
            <text:p>sptpsw</text:p>
          </table:table-cell>
          <table:table-cell table:style-name="ce2" office:value-type="string" calcext:value-type="string">
            <text:p>[1.42299464 0.01250527 0.12758344]</text:p>
          </table:table-cell>
          <table:table-cell table:style-name="ce2" office:value-type="string" calcext:value-type="string">
            <text:p>[1.99648646 1.87646994 2. <text:s text:c="7"/>]</text:p>
          </table:table-cell>
          <table:table-cell table:style-name="ce2" office:value-type="string" calcext:value-type="string">
            <text:p>[0.9966169 <text:s/>0.22632726 0.11567945]</text:p>
          </table:table-cell>
          <table:table-cell table:style-name="ce2" office:value-type="string" calcext:value-type="string">
            <text:p>[1.99856206 2. <text:s text:c="8"/>2. <text:s text:c="7"/>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0:(18, 3)</text:p>
          </table:table-cell>
          <table:table-cell office:value-type="string" calcext:value-type="string">
            <text:p>[0.70111245 0.0289625 <text:s/>0.18313701]</text:p>
          </table:table-cell>
          <table:table-cell office:value-type="string" calcext:value-type="string">
            <text:p>[1.88184521 <text:s text:c="5"/>2. <text:s text:c="8"/>1.7735469 ]</text:p>
          </table:table-cell>
          <table:table-cell office:value-type="string" calcext:value-type="string">
            <text:p>[0.58488852 0.13928978 0.02308502]</text:p>
          </table:table-cell>
          <table:table-cell office:value-type="string" calcext:value-type="string">
            <text:p>[2. <text:s text:c="8"/>1.93070902 2. <text:s text:c="7"/>]</text:p>
          </table:table-cell>
          <table:table-cell office:value-type="float" office:value="6.422266" calcext:value-type="float">
            <text:p>6.422266</text:p>
          </table:table-cell>
        </table:table-row>
        <table:table-row table:style-name="ro1">
          <table:table-cell office:value-type="string" calcext:value-type="string">
            <text:p>20:(28, 3)</text:p>
          </table:table-cell>
          <table:table-cell office:value-type="string" calcext:value-type="string">
            <text:p>[2.88390519 0.02561265 0.27699442]</text:p>
          </table:table-cell>
          <table:table-cell office:value-type="string" calcext:value-type="string">
            <text:p>[2. <text:s text:c="8"/>1.94764522 <text:s text:c="7"/>2. <text:s text:c="7"/>]</text:p>
          </table:table-cell>
          <table:table-cell office:value-type="string" calcext:value-type="string">
            <text:p>[0.95100345 0.15493088 0.03190664]</text:p>
          </table:table-cell>
          <table:table-cell office:value-type="string" calcext:value-type="string">
            <text:p>[2. <text:s text:c="8"/>2. <text:s text:c="8"/>1.82033224]</text:p>
          </table:table-cell>
          <table:table-cell office:value-type="float" office:value="11.179176" calcext:value-type="float">
            <text:p>11.179176</text:p>
          </table:table-cell>
        </table:table-row>
        <table:table-row table:style-name="ro1">
          <table:table-cell office:value-type="string" calcext:value-type="string">
            <text:p>30:(38,3)</text:p>
          </table:table-cell>
          <table:table-cell office:value-type="string" calcext:value-type="string">
            <text:p>[1.42267668 0.01251279 0.12754393]</text:p>
          </table:table-cell>
          <table:table-cell office:value-type="string" calcext:value-type="string">
            <text:p>[1.99648378 1.87656658 2. <text:s text:c="7"/>]</text:p>
          </table:table-cell>
          <table:table-cell office:value-type="string" calcext:value-type="string">
            <text:p>[0.99702727 0.22619609 0.11566429]</text:p>
          </table:table-cell>
          <table:table-cell office:value-type="string" calcext:value-type="string">
            <text:p>[1.99856214 2. <text:s text:c="8"/>2. <text:s text:c="7"/>]</text:p>
          </table:table-cell>
          <table:table-cell office:value-type="float" office:value="17.834383" calcext:value-type="float">
            <text:p>17.834383</text:p>
          </table:table-cell>
        </table:table-row>
        <table:table-row table:style-name="ro1">
          <table:table-cell office:value-type="string" calcext:value-type="string">
            <text:p>40:(48,3)</text:p>
          </table:table-cell>
          <table:table-cell office:value-type="string" calcext:value-type="string">
            <text:p>[2.14877602 0.05234007 0.17499819]</text:p>
          </table:table-cell>
          <table:table-cell office:value-type="string" calcext:value-type="string">
            <text:p>[2. <text:s text:c="8"/>1.99749442 <text:s text:c="3"/>2. <text:s text:c="7"/>]</text:p>
          </table:table-cell>
          <table:table-cell office:value-type="string" calcext:value-type="string">
            <text:p>[0.82952516 0.20156796 0.13817166]</text:p>
          </table:table-cell>
          <table:table-cell office:value-type="string" calcext:value-type="string">
            <text:p>[2. <text:s text:c="8"/>1.99992743 1.99966043]</text:p>
          </table:table-cell>
          <table:table-cell office:value-type="float" office:value="24.226167" calcext:value-type="float">
            <text:p>24.226167</text:p>
          </table:table-cell>
        </table:table-row>
        <table:table-row table:style-name="ro1">
          <table:table-cell office:value-type="string" calcext:value-type="string">
            <text:p>50:(58,3)</text:p>
          </table:table-cell>
          <table:table-cell office:value-type="string" calcext:value-type="string">
            <text:p>[1.73083842 0.02258635 0.12119698]</text:p>
          </table:table-cell>
          <table:table-cell office:value-type="string" calcext:value-type="string">
            <text:p>[1.99997405 1.99180425 2. <text:s text:c="7"/>]</text:p>
          </table:table-cell>
          <table:table-cell office:value-type="string" calcext:value-type="string">
            <text:p>[0.92927286 0.25877616 0.02358398]</text:p>
          </table:table-cell>
          <table:table-cell office:value-type="string" calcext:value-type="string">
            <text:p>[1.99953794 2. <text:s text:c="8"/>1.8761161 ]</text:p>
          </table:table-cell>
          <table:table-cell office:value-type="float" office:value="34.089761" calcext:value-type="float">
            <text:p>34.0897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var 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16.6086093988" calcext:value-type="float">
            <text:p>-16.6086093988</text:p>
          </table:table-cell>
          <table:table-cell office:value-type="float" office:value="-16.6395363131" calcext:value-type="float">
            <text:p>-16.6395363131</text:p>
          </table:table-cell>
          <table:table-cell office:value-type="float" office:value="-26.1432949618" calcext:value-type="float">
            <text:p>-26.1432949618</text:p>
          </table:table-cell>
          <table:table-cell office:value-type="float" office:value="-14.9070317289" calcext:value-type="float">
            <text:p>-14.9070317289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-16.4257240489" calcext:value-type="float">
            <text:p>-16.4257240489</text:p>
          </table:table-cell>
          <table:table-cell office:value-type="float" office:value="-17.0359405455" calcext:value-type="float">
            <text:p>-17.0359405455</text:p>
          </table:table-cell>
          <table:table-cell office:value-type="float" office:value="-25.6522681776" calcext:value-type="float">
            <text:p>-25.6522681776</text:p>
          </table:table-cell>
          <table:table-cell office:value-type="float" office:value="-14.9193913865" calcext:value-type="float">
            <text:p>-14.9193913865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-16.5868322311" calcext:value-type="float">
            <text:p>-16.5868322311</text:p>
          </table:table-cell>
          <table:table-cell office:value-type="float" office:value="-16.6421128415" calcext:value-type="float">
            <text:p>-16.6421128415</text:p>
          </table:table-cell>
          <table:table-cell office:value-type="float" office:value="-27.4412127255" calcext:value-type="float">
            <text:p>-27.4412127255</text:p>
          </table:table-cell>
          <table:table-cell office:value-type="float" office:value="-14.8721503494" calcext:value-type="float">
            <text:p>-14.872150349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-16.5665946533" calcext:value-type="float">
            <text:p>-16.5665946533</text:p>
          </table:table-cell>
          <table:table-cell office:value-type="float" office:value="-16.6655354407" calcext:value-type="float">
            <text:p>-16.6655354407</text:p>
          </table:table-cell>
          <table:table-cell office:value-type="float" office:value="-25.9475143245" calcext:value-type="float">
            <text:p>-25.9475143245</text:p>
          </table:table-cell>
          <table:table-cell office:value-type="float" office:value="-14.9877172342" calcext:value-type="float">
            <text:p>-14.9877172342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-16.591030531" calcext:value-type="float">
            <text:p>-16.591030531</text:p>
          </table:table-cell>
          <table:table-cell office:value-type="float" office:value="-16.6743177302" calcext:value-type="float">
            <text:p>-16.6743177302</text:p>
          </table:table-cell>
          <table:table-cell office:value-type="float" office:value="-26.5858252925" calcext:value-type="float">
            <text:p>-26.5858252925</text:p>
          </table:table-cell>
          <table:table-cell office:value-type="float" office:value="-14.905052885" calcext:value-type="float">
            <text:p>-14.905052885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-16.5953232861" calcext:value-type="float">
            <text:p>-16.5953232861</text:p>
          </table:table-cell>
          <table:table-cell office:value-type="float" office:value="-16.64708937" calcext:value-type="float">
            <text:p>-16.64708937</text:p>
          </table:table-cell>
          <table:table-cell office:value-type="float" office:value="-26.2269912397" calcext:value-type="float">
            <text:p>-26.2269912397</text:p>
          </table:table-cell>
          <table:table-cell office:value-type="float" office:value="-14.9047039292" calcext:value-type="float">
            <text:p>-14.9047039292</text:p>
          </table:table-cell>
          <table:table-cell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0110114788" calcext:value-type="float">
            <text:p>0.0110114788</text:p>
          </table:table-cell>
          <table:table-cell office:value-type="float" office:value="0.0238230336" calcext:value-type="float">
            <text:p>0.0238230336</text:p>
          </table:table-cell>
          <table:table-cell office:value-type="float" office:value="0.0187821307" calcext:value-type="float">
            <text:p>0.0187821307</text:p>
          </table:table-cell>
          <table:table-cell office:value-type="float" office:value="0.0008291159" calcext:value-type="float">
            <text:p>0.0008291159</text:p>
          </table:table-cell>
          <table:table-cell office:value-type="float" office:value="0.0136114398" calcext:value-type="float">
            <text:p>0.0136114398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0.0013111975" calcext:value-type="float">
            <text:p>0.0013111975</text:p>
          </table:table-cell>
          <table:table-cell office:value-type="float" office:value="0.0001548438" calcext:value-type="float">
            <text:p>0.0001548438</text:p>
          </table:table-cell>
          <table:table-cell office:value-type="float" office:value="0.0496462961" calcext:value-type="float">
            <text:p>0.0496462961</text:p>
          </table:table-cell>
          <table:table-cell office:value-type="float" office:value="0.0023399279" calcext:value-type="float">
            <text:p>0.0023399279</text:p>
          </table:table-cell>
          <table:table-cell office:value-type="float" office:value="0.0133630663" calcext:value-type="float">
            <text:p>0.013363066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0.0025296968" calcext:value-type="float">
            <text:p>0.0025296968</text:p>
          </table:table-cell>
          <table:table-cell office:value-type="float" office:value="0.0015624911" calcext:value-type="float">
            <text:p>0.0015624911</text:p>
          </table:table-cell>
          <table:table-cell office:value-type="float" office:value="0.0074887514" calcext:value-type="float">
            <text:p>0.0074887514</text:p>
          </table:table-cell>
          <table:table-cell office:value-type="float" office:value="0.0054125802" calcext:value-type="float">
            <text:p>0.0054125802</text:p>
          </table:table-cell>
          <table:table-cell office:value-type="float" office:value="0.0042483799" calcext:value-type="float">
            <text:p>0.0042483799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001058419" calcext:value-type="float">
            <text:p>0.001058419</text:p>
          </table:table-cell>
          <table:table-cell office:value-type="float" office:value="0.0020902876" calcext:value-type="float">
            <text:p>0.0020902876</text:p>
          </table:table-cell>
          <table:table-cell office:value-type="float" office:value="0.0169271062" calcext:value-type="float">
            <text:p>0.0169271062</text:p>
          </table:table-cell>
          <table:table-cell office:value-type="float" office:value="0.0001327457" calcext:value-type="float">
            <text:p>0.0001327457</text:p>
          </table:table-cell>
          <table:table-cell office:value-type="float" office:value="0.0050521396" calcext:value-type="float">
            <text:p>0.005052139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0.0007999533" calcext:value-type="float">
            <text:p>0.0007999533</text:p>
          </table:table-cell>
          <table:table-cell office:value-type="float" office:value="0.0004539223" calcext:value-type="float">
            <text:p>0.0004539223</text:p>
          </table:table-cell>
          <table:table-cell office:value-type="float" office:value="0.0032014434" calcext:value-type="float">
            <text:p>0.0032014434</text:p>
          </table:table-cell>
          <table:table-cell office:value-type="float" office:value="0.0001561545" calcext:value-type="float">
            <text:p>0.0001561545</text:p>
          </table:table-cell>
          <table:table-cell office:value-type="float" office:value="0.0011528684" calcext:value-type="float">
            <text:p>0.001152868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*p issues due to requirement for longer su2 runs. <text:s/>Will smooth these out for cokriging p&gt;1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office:value-type="string" calcext:value-type="string">
            <text:p>smoothed 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3.57041431 0.15834044]</text:p>
          </table:table-cell>
          <table:table-cell office:value-type="string" calcext:value-type="string">
            <text:p>[1.08055294 2. <text:s text:c="7"/>]</text:p>
          </table:table-cell>
          <table:table-cell office:value-type="string" calcext:value-type="string">
            <text:p>[1.5 <text:s/>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0.91413433 0.6664472 ]</text:p>
          </table:table-cell>
          <table:table-cell office:value-type="string" calcext:value-type="string">
            <text:p>[1.98334716 1.9846473 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13500977 0.03168376]</text:p>
          </table:table-cell>
          <table:table-cell office:value-type="string" calcext:value-type="string">
            <text:p>[2. <text:s text:c="8"/>1.45037282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4.30521067e-01 1.00000000e-05]</text:p>
          </table:table-cell>
          <table:table-cell office:value-type="string" calcext:value-type="string">
            <text:p>[2. <text:s text:c="7"/>1.9378004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sw</text:p>
          </table:table-cell>
          <table:table-cell office:value-type="string" calcext:value-type="string">
            <text:p>[6.69232964 0.30197375 0.10399908]</text:p>
          </table:table-cell>
          <table:table-cell office:value-type="string" calcext:value-type="string">
            <text:p>[2. <text:s text:c="8"/>2. <text:s text:c="8"/>1.12844117]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7x3</text:p>
          </table:table-cell>
          <table:table-cell office:value-type="string" calcext:value-type="string">
            <text:p>[2.0767774 <text:s/>0.87499529 0.14915089]</text:p>
          </table:table-cell>
          <table:table-cell office:value-type="string" calcext:value-type="string">
            <text:p>[1.75182727 2. <text:s text:c="8"/>1. <text:s text:c="7"/>]</text:p>
          </table:table-cell>
          <table:table-cell office:value-type="string" calcext:value-type="string">
            <text:p>[0.49355959 0.0948886 <text:s/>0.03981235]</text:p>
          </table:table-cell>
          <table:table-cell office:value-type="string" calcext:value-type="string">
            <text:p>[2. 2. 2.]</text:p>
          </table:table-cell>
          <table:table-cell table:formula="of:=12*8.632*60+3.14" office:value-type="float" office:value="6218.18" calcext:value-type="float">
            <text:p>6218.18</text:p>
          </table:table-cell>
        </table:table-row>
        <table:table-row table:style-name="ro1">
          <table:table-cell office:value-type="string" calcext:value-type="string">
            <text:p>22x3</text:p>
          </table:table-cell>
          <table:table-cell office:value-type="string" calcext:value-type="string">
            <text:p>[2.4252076 <text:s/>0.32054826 0.19689324]</text:p>
          </table:table-cell>
          <table:table-cell office:value-type="string" calcext:value-type="string">
            <text:p>[2. <text:s text:c="8"/>1.89581651 1. <text:s text:c="7"/>]</text:p>
          </table:table-cell>
          <table:table-cell office:value-type="string" calcext:value-type="string">
            <text:p>[0.76922631 0.25821598 0.00802998]</text:p>
          </table:table-cell>
          <table:table-cell office:value-type="string" calcext:value-type="string">
            <text:p>[1.9995341 2. <text:s text:c="7"/>2. <text:s text:c="6"/>]</text:p>
          </table:table-cell>
          <table:table-cell table:formula="of:=18*8.397*60+5.78" office:value-type="float" office:value="9074.54" calcext:value-type="float">
            <text:p>9074.54</text:p>
          </table:table-cell>
        </table:table-row>
        <table:table-row table:style-name="ro1">
          <table:table-cell office:value-type="string" calcext:value-type="string">
            <text:p>27x3</text:p>
          </table:table-cell>
          <table:table-cell office:value-type="string" calcext:value-type="string">
            <text:p>[2.11729458 0.31610983 0.08403438]</text:p>
          </table:table-cell>
          <table:table-cell office:value-type="string" calcext:value-type="string">
            <text:p>[1.83944491 2. <text:s text:c="8"/>1. <text:s text:c="7"/>]</text:p>
          </table:table-cell>
          <table:table-cell office:value-type="string" calcext:value-type="string">
            <text:p>[0.763791 <text:s text:c="2"/>0.40501123 0.00968054]</text:p>
          </table:table-cell>
          <table:table-cell office:value-type="string" calcext:value-type="string">
            <text:p>[1.99842463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2x3</text:p>
          </table:table-cell>
          <table:table-cell office:value-type="string" calcext:value-type="string">
            <text:p>[6.42755286 0.29458747 0.11493633]</text:p>
          </table:table-cell>
          <table:table-cell office:value-type="string" calcext:value-type="string">
            <text:p>[2. <text:s text:c="8"/>2. <text:s text:c="8"/>1.16136929]</text:p>
          </table:table-cell>
          <table:table-cell office:value-type="string" calcext:value-type="string">
            <text:p>[1.00137187 0.18207478 0.16376752]</text:p>
          </table:table-cell>
          <table:table-cell office:value-type="string" calcext:value-type="string">
            <text:p>[1.99493832 2. <text:s text:c="8"/>2. <text:s text:c="7"/>]</text:p>
          </table:table-cell>
          <table:table-cell/>
        </table:table-row>
        <table:table-row table:style-name="ro1">
          <table:table-cell office:value-type="string" calcext:value-type="string">
            <text:p>37x3</text:p>
          </table:table-cell>
          <table:table-cell office:value-type="string" calcext:value-type="string">
            <text:p>[6.68986794 0.30150737 0.10375832]</text:p>
          </table:table-cell>
          <table:table-cell office:value-type="string" calcext:value-type="string">
            <text:p>[2. <text:s text:c="8"/>2. <text:s text:c="8"/>1.12793705]</text:p>
          </table:table-cell>
          <table:table-cell office:value-type="string" calcext:value-type="string">
            <text:p>[0.95657705 0.19527482 0.13995154]</text:p>
          </table:table-cell>
          <table:table-cell office:value-type="string" calcext:value-type="string">
            <text:p>[1.99787904 2. <text:s text:c="8"/>2. <text:s text:c="7"/>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a=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ar prediction</text:p>
          </table:table-cell>
          <table:table-cell office:value-type="float" office:value="76.5532674692149" calcext:value-type="float">
            <text:p>76.5532674692</text:p>
          </table:table-cell>
          <table:table-cell office:value-type="float" office:value="117.393514862534" calcext:value-type="float">
            <text:p>117.3935148625</text:p>
          </table:table-cell>
          <table:table-cell/>
          <table:table-cell office:value-type="float" office:value="96.0016445474641" calcext:value-type="float">
            <text:p>96.0016445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8.75873870962039" calcext:value-type="float">
            <text:p>-8.7587387096</text:p>
          </table:table-cell>
          <table:table-cell office:value-type="float" office:value="-1.72284759207656" calcext:value-type="float">
            <text:p>-1.7228475921</text:p>
          </table:table-cell>
          <table:table-cell office:value-type="float" office:value="-4.14419226661105" calcext:value-type="float">
            <text:p>-4.1441922666</text:p>
          </table:table-cell>
          <table:table-cell office:value-type="float" office:value="-5.2278043817745" calcext:value-type="float">
            <text:p>-5.2278043818</text:p>
          </table:table-cell>
          <table:table-cell/>
        </table:table-row>
        <table:table-row table:style-name="ro1">
          <table:table-cell office:value-type="string" calcext:value-type="string">
            <text:p>(12,, 3)</text:p>
          </table:table-cell>
          <table:table-cell office:value-type="float" office:value="-7.94984627851243" calcext:value-type="float">
            <text:p>-7.9498462785</text:p>
          </table:table-cell>
          <table:table-cell office:value-type="float" office:value="-2.71232242753686" calcext:value-type="float">
            <text:p>-2.7123224275</text:p>
          </table:table-cell>
          <table:table-cell office:value-type="float" office:value="-6.29103736977464" calcext:value-type="float">
            <text:p>-6.2910373698</text:p>
          </table:table-cell>
          <table:table-cell office:value-type="float" office:value="-4.05654917229058" calcext:value-type="float">
            <text:p>-4.0565491723</text:p>
          </table:table-cell>
          <table:table-cell/>
        </table:table-row>
        <table:table-row table:style-name="ro1">
          <table:table-cell office:value-type="string" calcext:value-type="string">
            <text:p>(18,3)</text:p>
          </table:table-cell>
          <table:table-cell office:value-type="float" office:value="-8.33072596935885" calcext:value-type="float">
            <text:p>-8.3307259694</text:p>
          </table:table-cell>
          <table:table-cell office:value-type="float" office:value="-1.96781398421217" calcext:value-type="float">
            <text:p>-1.9678139842</text:p>
          </table:table-cell>
          <table:table-cell office:value-type="float" office:value="-4.56984781080554" calcext:value-type="float">
            <text:p>-4.5698478108</text:p>
          </table:table-cell>
          <table:table-cell office:value-type="float" office:value="-3.50089305059242" calcext:value-type="float">
            <text:p>-3.5008930506</text:p>
          </table:table-cell>
          <table:table-cell/>
        </table:table-row>
        <table:table-row table:style-name="ro1">
          <table:table-cell office:value-type="string" calcext:value-type="string">
            <text:p>(22,3)</text:p>
          </table:table-cell>
          <table:table-cell office:value-type="float" office:value="-8.20927446352671" calcext:value-type="float">
            <text:p>-8.2092744635</text:p>
          </table:table-cell>
          <table:table-cell office:value-type="float" office:value="-2.1738507196633" calcext:value-type="float">
            <text:p>-2.1738507197</text:p>
          </table:table-cell>
          <table:table-cell office:value-type="float" office:value="-3.54495753234038" calcext:value-type="float">
            <text:p>-3.5449575323</text:p>
          </table:table-cell>
          <table:table-cell office:value-type="float" office:value="-4.15432700242019" calcext:value-type="float">
            <text:p>-4.1543270024</text:p>
          </table:table-cell>
          <table:table-cell/>
        </table:table-row>
        <table:table-row table:style-name="ro1">
          <table:table-cell office:value-type="string" calcext:value-type="string">
            <text:p>(28,3)</text:p>
          </table:table-cell>
          <table:table-cell office:value-type="float" office:value="-8.37964785108954" calcext:value-type="float">
            <text:p>-8.3796478511</text:p>
          </table:table-cell>
          <table:table-cell office:value-type="float" office:value="-1.87793255320845" calcext:value-type="float">
            <text:p>-1.8779325532</text:p>
          </table:table-cell>
          <table:table-cell office:value-type="float" office:value="-3.21974581402893" calcext:value-type="float">
            <text:p>-3.219745814</text:p>
          </table:table-cell>
          <table:table-cell office:value-type="float" office:value="-4.20890483625405" calcext:value-type="float">
            <text:p>-4.2089048363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table:formula="of:=([.B$57]-[.B58])/[.B$57]" office:value-type="float" office:value="0.0923526158189297" calcext:value-type="float">
            <text:p>0.0923526158</text:p>
          </table:table-cell>
          <table:table-cell table:formula="of:=([.C$57]-[.C58])/[.C$57]" office:value-type="float" office:value="-0.574325227612083" calcext:value-type="float">
            <text:p>-0.5743252276</text:p>
          </table:table-cell>
          <table:table-cell table:formula="of:=([.D$57]-[.D58])/[.D$57]" office:value-type="float" office:value="-0.518037041973246" calcext:value-type="float">
            <text:p>-0.518037042</text:p>
          </table:table-cell>
          <table:table-cell table:formula="of:=([.E$57]-[.E58])/[.E$57]" office:value-type="float" office:value="0.224043427020189" calcext:value-type="float">
            <text:p>0.224043427</text:p>
          </table:table-cell>
          <table:table-cell table:formula="of:=ABS(AVERAGE([.B64:.E64]))" office:value-type="float" office:value="0.193991556686553" calcext:value-type="float">
            <text:p>0.1939915567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table:formula="of:=([.B$57]-[.B59])/[.B$57]" office:value-type="float" office:value="0.0488669378607471" calcext:value-type="float">
            <text:p>0.0488669379</text:p>
          </table:table-cell>
          <table:table-cell table:formula="of:=([.C$57]-[.C59])/[.C$57]" office:value-type="float" office:value="-0.142186919645254" calcext:value-type="float">
            <text:p>-0.1421869196</text:p>
          </table:table-cell>
          <table:table-cell table:formula="of:=([.D$57]-[.D59])/[.D$57]" office:value-type="float" office:value="-0.102711340789836" calcext:value-type="float">
            <text:p>-0.1027113408</text:p>
          </table:table-cell>
          <table:table-cell table:formula="of:=([.E$57]-[.E59])/[.E$57]" office:value-type="float" office:value="0.330332048613477" calcext:value-type="float">
            <text:p>0.3303320486</text:p>
          </table:table-cell>
          <table:table-cell table:formula="of:=ABS(AVERAGE([.B65:.E65]))" office:value-type="float" office:value="0.0335751815097833" calcext:value-type="float">
            <text:p>0.0335751815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formula="of:=([.B$57]-[.B60])/[.B$57]" office:value-type="float" office:value="0.0627332615243063" calcext:value-type="float">
            <text:p>0.0627332615</text:p>
          </table:table-cell>
          <table:table-cell table:formula="of:=([.C$57]-[.C60])/[.C$57]" office:value-type="float" office:value="-0.261777727560418" calcext:value-type="float">
            <text:p>-0.2617777276</text:p>
          </table:table-cell>
          <table:table-cell table:formula="of:=([.D$57]-[.D60])/[.D$57]" office:value-type="float" office:value="0.144596267672856" calcext:value-type="float">
            <text:p>0.1445962677</text:p>
          </table:table-cell>
          <table:table-cell table:formula="of:=([.E$57]-[.E60])/[.E$57]" office:value-type="float" office:value="0.205340005279603" calcext:value-type="float">
            <text:p>0.2053400053</text:p>
          </table:table-cell>
          <table:table-cell table:formula="of:=ABS(AVERAGE([.B66:.E66]))" office:value-type="float" office:value="0.0377229517290869" calcext:value-type="float">
            <text:p>0.0377229517</text:p>
          </table:table-cell>
        </table:table-row>
        <table:table-row table:style-name="ro1">
          <table:table-cell office:value-type="string" calcext:value-type="string">
            <text:p>(28,3)</text:p>
          </table:table-cell>
          <table:table-cell table:formula="of:=([.B$57]-[.B61])/[.B$57]" office:value-type="float" office:value="0.0432814439497396" calcext:value-type="float">
            <text:p>0.0432814439</text:p>
          </table:table-cell>
          <table:table-cell table:formula="of:=([.C$57]-[.C61])/[.C$57]" office:value-type="float" office:value="-0.0900166456076159" calcext:value-type="float">
            <text:p>-0.0900166456</text:p>
          </table:table-cell>
          <table:table-cell table:formula="of:=([.D$57]-[.D61])/[.D$57]" office:value-type="float" office:value="0.22307035801167" calcext:value-type="float">
            <text:p>0.223070358</text:p>
          </table:table-cell>
          <table:table-cell table:formula="of:=([.E$57]-[.E61])/[.E$57]" office:value-type="float" office:value="0.194900090193237" calcext:value-type="float">
            <text:p>0.1949000902</text:p>
          </table:table-cell>
          <table:table-cell table:formula="of:=ABS(AVERAGE([.B67:.E67]))" office:value-type="float" office:value="0.0928088116367577" calcext:value-type="float">
            <text:p>0.092808811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table:formula="of:=([.B$57]-[.B62])/[.B$57]" office:value-type="float" office:value="1" calcext:value-type="float">
            <text:p>1</text:p>
          </table:table-cell>
          <table:table-cell table:formula="of:=([.C$57]-[.C62])/[.C$57]" office:value-type="float" office:value="1" calcext:value-type="float">
            <text:p>1</text:p>
          </table:table-cell>
          <table:table-cell table:formula="of:=([.D$57]-[.D62])/[.D$57]" office:value-type="float" office:value="1" calcext:value-type="float">
            <text:p>1</text:p>
          </table:table-cell>
          <table:table-cell table:formula="of:=([.E$57]-[.E62])/[.E$57]" office:value-type="float" office:value="1" calcext:value-type="float">
            <text:p>1</text:p>
          </table:table-cell>
          <table:table-cell table:formula="of:=ABS(AVERAGE([.B68:.E68])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krig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tpsw</text:p>
          </table:table-cell>
          <table:table-cell office:value-type="string" calcext:value-type="string">
            <text:p>thetac</text:p>
          </table:table-cell>
          <table:table-cell office:value-type="string" calcext:value-type="string">
            <text:p>thetad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x3</text:p>
          </table:table-cell>
          <table:table-cell office:value-type="string" calcext:value-type="string">
            <text:p>[3.15881024 0.76920562 6.74563114]</text:p>
          </table:table-cell>
          <table:table-cell office:value-type="string" calcext:value-type="string">
            <text:p>[2.16086731e+00 3.00250764e+00 1.00000000e-05]</text:p>
          </table:table-cell>
          <table:table-cell office:value-type="string" calcext:value-type="string">
            <text:p>[2. 2. 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x3</text:p>
          </table:table-cell>
          <table:table-cell office:value-type="string" calcext:value-type="string">
            <text:p>[2.03700059 0.93131411 1.29505123]</text:p>
          </table:table-cell>
          <table:table-cell office:value-type="string" calcext:value-type="string">
            <text:p>[3.36125363e+00 5.14840356e-01 1.00000000e-05]</text:p>
          </table:table-cell>
          <table:table-cell office:value-type="string" calcext:value-type="string">
            <text:p>[2. 2. 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x3</text:p>
          </table:table-cell>
          <table:table-cell office:value-type="string" calcext:value-type="string">
            <text:p>[2.09061006 0.75434414 1.20023159]</text:p>
          </table:table-cell>
          <table:table-cell office:value-type="string" calcext:value-type="string">
            <text:p>[4.04356224e+00 5.30115238e-01 1.00000000e-05]</text:p>
          </table:table-cell>
          <table:table-cell office:value-type="string" calcext:value-type="string">
            <text:p>[2. 2. 2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[4.28,0.05,45]</text:p>
          </table:table-cell>
          <table:table-cell office:value-type="string" calcext:value-type="string">
            <text:p>[13.45,0.065,5.25]</text:p>
          </table:table-cell>
          <table:table-cell office:value-type="string" calcext:value-type="string">
            <text:p>[20.,1.,0.]</text:p>
          </table:table-cell>
          <table:table-cell office:value-type="string" calcext:value-type="string">
            <text:p>[20., 0.05, 45.]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office:value-type="float" office:value="-14.9395330897" calcext:value-type="float">
            <text:p>-14.9395330897</text:p>
          </table:table-cell>
          <table:table-cell office:value-type="float" office:value="-18.3781715357" calcext:value-type="float">
            <text:p>-18.3781715357</text:p>
          </table:table-cell>
          <table:table-cell office:value-type="float" office:value="-15.8062689601" calcext:value-type="float">
            <text:p>-15.8062689601</text:p>
          </table:table-cell>
          <table:table-cell office:value-type="float" office:value="-28.1773933579" calcext:value-type="float">
            <text:p>-28.1773933579</text:p>
          </table:table-cell>
          <table:table-cell office:value-type="string" calcext:value-type="string">
            <text:p>chp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-14.9403792637" calcext:value-type="float">
            <text:p>-14.9403792637</text:p>
          </table:table-cell>
          <table:table-cell office:value-type="float" office:value="-13.3649867854" calcext:value-type="float">
            <text:p>-13.3649867854</text:p>
          </table:table-cell>
          <table:table-cell office:value-type="float" office:value="-3.7700663365" calcext:value-type="float">
            <text:p>-3.7700663365</text:p>
          </table:table-cell>
          <table:table-cell office:value-type="float" office:value="-13.6258727469" calcext:value-type="float">
            <text:p>-13.625872746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9x3</text:p>
          </table:table-cell>
          <table:table-cell office:value-type="float" office:value="-18.923198908526" calcext:value-type="float">
            <text:p>-18.9231989085</text:p>
          </table:table-cell>
          <table:table-cell office:value-type="float" office:value="-18.1073739491284" calcext:value-type="float">
            <text:p>-18.1073739491</text:p>
          </table:table-cell>
          <table:table-cell office:value-type="float" office:value="-12.5654675115765" calcext:value-type="float">
            <text:p>-12.5654675116</text:p>
          </table:table-cell>
          <table:table-cell office:value-type="float" office:value="-17.3286812997668" calcext:value-type="float">
            <text:p>-17.3286812998</text:p>
          </table:table-cell>
          <table:table-cell/>
        </table:table-row>
        <table:table-row table:style-name="ro1">
          <table:table-cell office:value-type="string" calcext:value-type="string">
            <text:p>11x3</text:p>
          </table:table-cell>
          <table:table-cell office:value-type="float" office:value="-19.6170167630576" calcext:value-type="float">
            <text:p>-19.6170167631</text:p>
          </table:table-cell>
          <table:table-cell office:value-type="float" office:value="-17.9227247064873" calcext:value-type="float">
            <text:p>-17.9227247065</text:p>
          </table:table-cell>
          <table:table-cell office:value-type="float" office:value="-11.9788528935542" calcext:value-type="float">
            <text:p>-11.9788528936</text:p>
          </table:table-cell>
          <table:table-cell office:value-type="float" office:value="-15.4564306119409" calcext:value-type="float">
            <text:p>-15.4564306119</text:p>
          </table:table-cell>
          <table:table-cell/>
        </table:table-row>
        <table:table-row table:style-name="ro1">
          <table:table-cell office:value-type="string" calcext:value-type="string">
            <text:p>17x3</text:p>
          </table:table-cell>
          <table:table-cell office:value-type="float" office:value="-20.4600375752691" calcext:value-type="float">
            <text:p>-20.4600375753</text:p>
          </table:table-cell>
          <table:table-cell office:value-type="float" office:value="-18.5969756110362" calcext:value-type="float">
            <text:p>-18.596975611</text:p>
          </table:table-cell>
          <table:table-cell office:value-type="float" office:value="-11.5284278223139" calcext:value-type="float">
            <text:p>-11.5284278223</text:p>
          </table:table-cell>
          <table:table-cell office:value-type="float" office:value="-15.4422970376925" calcext:value-type="float">
            <text:p>-15.4422970377</text:p>
          </table:table-cell>
          <table:table-cell/>
        </table:table-row>
        <table:table-row table:style-name="ro1">
          <table:table-cell office:value-type="string" calcext:value-type="string">
            <text:p>perce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x3 ch</text:p>
          </table:table-cell>
          <table:table-cell table:formula="of:=([.B$77]-[.B79])/[.B$77]" office:value-type="float" office:value="-0.266652631973654" calcext:value-type="float">
            <text:p>-0.266652632</text:p>
          </table:table-cell>
          <table:table-cell table:formula="of:=([.C$77]-[.C79])/[.C$77]" office:value-type="float" office:value="0.0147347403981713" calcext:value-type="float">
            <text:p>0.0147347404</text:p>
          </table:table-cell>
          <table:table-cell table:formula="of:=([.D$77]-[.D79])/[.D$77]" office:value-type="float" office:value="0.205032664995408" calcext:value-type="float">
            <text:p>0.205032665</text:p>
          </table:table-cell>
          <table:table-cell table:formula="of:=([.E$77]-[.E79])/[.E$77]" office:value-type="float" office:value="0.385014749957046" calcext:value-type="float">
            <text:p>0.38501475</text:p>
          </table:table-cell>
          <table:table-cell/>
        </table:table-row>
        <table:table-row table:style-name="ro1">
          <table:table-cell office:value-type="string" calcext:value-type="string">
            <text:p>9x3 ex</text:p>
          </table:table-cell>
          <table:table-cell table:formula="of:=([.B$78]-[.B79])/[.B$78]" office:value-type="float" office:value="-0.266580892929732" calcext:value-type="float">
            <text:p>-0.2665808929</text:p>
          </table:table-cell>
          <table:table-cell table:formula="of:=([.C$78]-[.C79])/[.C$78]" office:value-type="float" office:value="-0.35483665190818" calcext:value-type="float">
            <text:p>-0.3548366519</text:p>
          </table:table-cell>
          <table:table-cell table:formula="of:=([.D$78]-[.D79])/[.D$78]" office:value-type="float" office:value="-2.3329566087269" calcext:value-type="float">
            <text:p>-2.3329566087</text:p>
          </table:table-cell>
          <table:table-cell table:formula="of:=([.E$78]-[.E79])/[.E$78]" office:value-type="float" office:value="-0.271748358556278" calcext:value-type="float">
            <text:p>-0.2717483586</text:p>
          </table:table-cell>
          <table:table-cell/>
        </table:table-row>
        <table:table-row table:style-name="ro1">
          <table:table-cell office:value-type="string" calcext:value-type="string">
            <text:p>11x3 ch</text:p>
          </table:table-cell>
          <table:table-cell table:formula="of:=([.B$77]-[.B80])/[.B$77]" office:value-type="float" office:value="-0.31309436816218" calcext:value-type="float">
            <text:p>-0.3130943682</text:p>
          </table:table-cell>
          <table:table-cell table:formula="of:=([.C$77]-[.C80])/[.C$77]" office:value-type="float" office:value="0.0247819446198979" calcext:value-type="float">
            <text:p>0.0247819446</text:p>
          </table:table-cell>
          <table:table-cell table:formula="of:=([.D$77]-[.D80])/[.D$77]" office:value-type="float" office:value="0.242145447240421" calcext:value-type="float">
            <text:p>0.2421454472</text:p>
          </table:table-cell>
          <table:table-cell table:formula="of:=([.E$77]-[.E80])/[.E$77]" office:value-type="float" office:value="0.451459884325765" calcext:value-type="float">
            <text:p>0.4514598843</text:p>
          </table:table-cell>
          <table:table-cell/>
        </table:table-row>
        <table:table-row table:style-name="ro1">
          <table:table-cell office:value-type="string" calcext:value-type="string">
            <text:p>11x3 ex</text:p>
          </table:table-cell>
          <table:table-cell table:formula="of:=([.B$78]-[.B80])/[.B$78]" office:value-type="float" office:value="-0.313019998810888" calcext:value-type="float">
            <text:p>-0.3130199988</text:p>
          </table:table-cell>
          <table:table-cell table:formula="of:=([.C$78]-[.C80])/[.C$78]" office:value-type="float" office:value="-0.341020757765822" calcext:value-type="float">
            <text:p>-0.3410207578</text:p>
          </table:table-cell>
          <table:table-cell table:formula="of:=([.D$78]-[.D80])/[.D$78]" office:value-type="float" office:value="-2.17735865217559" calcext:value-type="float">
            <text:p>-2.1773586522</text:p>
          </table:table-cell>
          <table:table-cell table:formula="of:=([.E$78]-[.E80])/[.E$78]" office:value-type="float" office:value="-0.134344265431172" calcext:value-type="float">
            <text:p>-0.1343442654</text:p>
          </table:table-cell>
          <table:table-cell/>
        </table:table-row>
        <table:table-row table:style-name="ro1">
          <table:table-cell office:value-type="string" calcext:value-type="string">
            <text:p>17x3 ch</text:p>
          </table:table-cell>
          <table:table-cell table:formula="of:=([.B$77]-[.B81])/[.B$77]" office:value-type="float" office:value="-0.369523227561589" calcext:value-type="float">
            <text:p>-0.3695232276</text:p>
          </table:table-cell>
          <table:table-cell table:formula="of:=([.C$77]-[.C81])/[.C$77]" office:value-type="float" office:value="-0.0119056498581029" calcext:value-type="float">
            <text:p>-0.0119056499</text:p>
          </table:table-cell>
          <table:table-cell table:formula="of:=([.D$77]-[.D81])/[.D$77]" office:value-type="float" office:value="0.27064205655267" calcext:value-type="float">
            <text:p>0.2706420566</text:p>
          </table:table-cell>
          <table:table-cell table:formula="of:=([.E$77]-[.E81])/[.E$77]" office:value-type="float" office:value="0.451961477005715" calcext:value-type="float">
            <text:p>0.451961477</text:p>
          </table:table-cell>
          <table:table-cell/>
        </table:table-row>
        <table:table-row table:style-name="ro1">
          <table:table-cell office:value-type="string" calcext:value-type="string">
            <text:p>17x3 ex</text:p>
          </table:table-cell>
          <table:table-cell table:formula="of:=([.B$78]-[.B81])/[.B$78]" office:value-type="float" office:value="-0.369445662265079" calcext:value-type="float">
            <text:p>-0.3694456623</text:p>
          </table:table-cell>
          <table:table-cell table:formula="of:=([.C$78]-[.C81])/[.C$78]" office:value-type="float" office:value="-0.39146980910985" calcext:value-type="float">
            <text:p>-0.3914698091</text:p>
          </table:table-cell>
          <table:table-cell table:formula="of:=([.D$78]-[.D81])/[.D$78]" office:value-type="float" office:value="-2.05788460820997" calcext:value-type="float">
            <text:p>-2.0578846082</text:p>
          </table:table-cell>
          <table:table-cell table:formula="of:=([.E$78]-[.E81])/[.E$78]" office:value-type="float" office:value="-0.133307005322338" calcext:value-type="float">
            <text:p>-0.13330700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11:31:15.248102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11:32:06.017443488</dc:date>
    <meta:editing-duration>PT20H6M11S</meta:editing-duration>
    <meta:editing-cycles>36</meta:editing-cycles>
    <meta:generator>LibreOffice/5.1.6.2$Linux_X86_64 LibreOffice_project/10m0$Build-2</meta:generator>
    <meta:document-statistic meta:table-count="1" meta:cell-count="361" meta:object-count="0"/>
  </office:meta>
</office:document-meta>
</file>